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ff" draw:fill="none" draw:fill-color="#ffffff" draw:textarea-horizontal-align="left" draw:auto-grow-height="true" draw:auto-grow-width="false" fo:min-height="0.91cm" fo:min-width="0cm"/>
    </style:style>
    <style:style style:name="gr2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909cm" fo:min-width="2.711cm"/>
    </style:style>
    <style:style style:name="gr3" style:family="graphic" style:parent-style-name="standard">
      <style:graphic-properties draw:stroke="solid" svg:stroke-color="#0000ff" draw:fill="none" draw:fill-color="#ffffff" draw:textarea-horizontal-align="left" draw:auto-grow-height="true" draw:auto-grow-width="false" fo:min-height="0.656cm" fo:min-width="0cm"/>
    </style:style>
    <style:style style:name="gr4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0.639cm" fo:min-width="0.77cm"/>
    </style:style>
    <style:style style:name="gr5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274cm" fo:min-width="3.194cm"/>
    </style:style>
    <style:style style:name="gr6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0.32cm" fo:min-width="3.93cm"/>
    </style:style>
    <style:style style:name="gr7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0.004cm" fo:min-width="3.31cm"/>
    </style:style>
    <style:style style:name="gr8" style:family="graphic" style:parent-style-name="standard">
      <style:graphic-properties draw:stroke="solid" svg:stroke-color="#ff00ff" draw:fill="none" draw:fill-color="#ffffff" draw:textarea-horizontal-align="left" draw:auto-grow-height="true" draw:auto-grow-width="true" fo:min-height="0.131cm" fo:min-width="7.374cm"/>
    </style:style>
    <style:style style:name="gr9" style:family="graphic" style:parent-style-name="standard">
      <style:graphic-properties draw:stroke="solid" svg:stroke-color="#00ff66" draw:fill="none" draw:fill-color="#ffffff" draw:textarea-horizontal-align="left" draw:auto-grow-height="true" draw:auto-grow-width="false" fo:min-height="1.211cm" fo:min-width="0cm"/>
    </style:style>
    <style:style style:name="gr10" style:family="graphic" style:parent-style-name="standard">
      <style:graphic-properties draw:stroke="solid" svg:stroke-color="#00ff66" draw:fill="none" draw:fill-color="#ffffff" draw:textarea-horizontal-align="left" draw:auto-grow-height="true" draw:auto-grow-width="false" fo:min-height="1.453cm" fo:min-width="5.793cm"/>
    </style:style>
    <style:style style:name="gr11" style:family="graphic" style:parent-style-name="standard">
      <style:graphic-properties draw:stroke="solid" svg:stroke-color="#661900" draw:fill="none" draw:fill-color="#ffffff" draw:textarea-horizontal-align="left" draw:auto-grow-height="true" draw:auto-grow-width="true" fo:min-height="1.211cm" fo:min-width="7.755cm"/>
    </style:style>
    <style:style style:name="gr12" style:family="graphic" style:parent-style-name="standard">
      <style:graphic-properties draw:stroke="solid" svg:stroke-color="#661900" draw:fill="none" draw:fill-color="#ffffff" draw:textarea-horizontal-align="left" draw:auto-grow-height="true" draw:auto-grow-width="true" fo:min-height="2.905cm" fo:min-width="7.702cm"/>
    </style:style>
    <style:style style:name="gr13" style:family="graphic" style:parent-style-name="standard">
      <style:graphic-properties draw:stroke="solid" svg:stroke-color="#661900" draw:fill="none" draw:fill-color="#ffffff" draw:textarea-horizontal-align="left" draw:auto-grow-height="true" draw:auto-grow-width="false" fo:min-height="0.468cm" fo:min-width="0cm"/>
    </style:style>
    <style:style style:name="gr14" style:family="graphic" style:parent-style-name="standard">
      <style:graphic-properties draw:stroke="solid" svg:stroke-color="#661900" draw:fill="none" draw:fill-color="#ffffff" draw:textarea-horizontal-align="left" draw:auto-grow-height="true" draw:auto-grow-width="false" fo:min-height="0.969cm" fo:min-width="0cm"/>
    </style:style>
    <style:style style:name="gr15" style:family="graphic" style:parent-style-name="standard">
      <style:graphic-properties draw:stroke="solid" svg:stroke-color="#661900" draw:fill="none" draw:fill-color="#ffffff" draw:textarea-horizontal-align="left" draw:auto-grow-height="true" draw:auto-grow-width="true" fo:min-height="3.147cm" fo:min-width="6.614cm"/>
    </style:style>
    <style:style style:name="P1" style:family="paragraph">
      <style:text-properties fo:font-size="6pt" style:font-size-asian="6pt" style:font-size-complex="6pt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color="#000000" fo:font-size="8pt" style:font-size-asian="8pt" style:font-size-complex="8pt"/>
    </style:style>
    <style:style style:name="T1" style:family="text">
      <style:text-properties fo:color="#ff0000"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ff3333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ff3333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00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46cm" svg:height="1.945cm" svg:x="0.964cm" svg:y="0.983cm">
          <draw:text-box>
            <text:p text:style-name="P1"><text:span text:style-name="T1">Fluss:</text:span><text:span text:style-name="T2"> Funktion f: V^2 -&gt; R</text:span></text:p>
            <text:p text:style-name="P1"><text:span text:style-name="T2">(1) f &lt;= k</text:span></text:p>
            <text:p text:style-name="P1"><text:span text:style-name="T2">(2) A x,y e V: f(x,y) = -f(y,x)</text:span></text:p>
            <text:p text:style-name="P1"><text:span text:style-name="T2">(3) A x e V\{q,s}: 0 = Sum(f(x,V))</text:span></text:p>
            <text:p text:style-name="P1"><text:span text:style-name="T2"/></text:p>
            <text:p text:style-name="P1"><text:span text:style-name="T2">bei präfluss statt (3):</text:span></text:p>
            <text:p text:style-name="P1"><text:span text:style-name="T2">A x e V\{q}: ü(x) = Sum(f(V,x)) &gt;= 0</text:span></text:p>
          </draw:text-box>
        </draw:frame>
        <draw:frame draw:style-name="gr2" draw:text-style-name="P1" draw:layer="layout" svg:width="4.274cm" svg:height="2.671cm" svg:x="4.81cm" svg:y="0.996cm">
          <draw:text-box>
            <text:p text:style-name="P1"><text:span text:style-name="T1">An die Spitze</text:span></text:p>
            <text:p text:style-name="P1"><text:span text:style-name="T2">generiere L</text:span></text:p>
            <text:p text:style-name="P1"><text:span text:style-name="T2">x = head(L)</text:span></text:p>
            <text:p text:style-name="P1"><text:span text:style-name="T2">A x e V: i_x = Grad(x)</text:span></text:p>
            <text:p text:style-name="P1"><text:span text:style-name="T2">While x != NIL</text:span></text:p>
            <text:p text:style-name="P1"><text:span text:style-name="T2"><text:tab/></text:span><text:span text:style-name="T2">h_alt = h(x)</text:span></text:p>
            <text:p text:style-name="P1"><text:span text:style-name="T2"><text:tab/></text:span><text:span text:style-name="T2">LEERE(x)</text:span></text:p>
            <text:p text:style-name="P1"><text:span text:style-name="T2"><text:tab/></text:span><text:span text:style-name="T2">if h_alt &lt; h(x)</text:span></text:p>
            <text:p text:style-name="P1"><text:span text:style-name="T2"><text:tab/></text:span><text:span text:style-name="T2"><text:tab/></text:span><text:span text:style-name="T2">x in front of L</text:span></text:p>
            <text:p text:style-name="P1"><text:span text:style-name="T2"><text:tab/></text:span><text:span text:style-name="T2">x = nachfolger von x in L</text:span></text:p>
          </draw:text-box>
        </draw:frame>
        <draw:frame draw:style-name="gr3" draw:text-style-name="P2" draw:layer="layout" svg:width="4.712cm" svg:height="0.906cm" svg:x="9.128cm" svg:y="2.634cm">
          <draw:text-box>
            <text:p text:style-name="P2"><text:span text:style-name="T3">Bem</text:span><text:span text:style-name="T4"> Residualkapazität k_f = k - f</text:span></text:p>
            <text:p text:style-name="P2"><text:span text:style-name="T4">k_f(x,y) + k_f(y,x) = k(x,y) + k(y,x)</text:span></text:p>
          </draw:text-box>
        </draw:frame>
        <draw:frame draw:style-name="gr4" draw:text-style-name="P1" draw:layer="layout" svg:width="3.495cm" svg:height="1.219cm" svg:x="1.061cm" svg:y="2.956cm">
          <draw:text-box>
            <text:p text:style-name="P1"><text:span text:style-name="T5">Höhenfunktion</text:span><text:span text:style-name="T2"> h: V -&gt; N0:</text:span></text:p>
            <text:p text:style-name="P1"><text:span text:style-name="T2">(1) h(q) = |V|</text:span></text:p>
            <text:p text:style-name="P1"><text:span text:style-name="T2">(2) h(s) = 0</text:span></text:p>
            <text:p text:style-name="P1"><text:span text:style-name="T2">(3) A (x,y) e E_f: h(x) - h(y) &lt;= 1</text:span></text:p>
          </draw:text-box>
        </draw:frame>
        <draw:frame draw:style-name="gr5" draw:text-style-name="P1" draw:layer="layout" svg:width="5.527cm" svg:height="2.671cm" svg:x="14.335cm" svg:y="4.302cm">
          <draw:text-box>
            <text:p text:style-name="P1"><text:span text:style-name="T1">LEERE</text:span></text:p>
            <text:p text:style-name="P1"><text:span text:style-name="T2">solange ü(x) &gt; 0</text:span></text:p>
            <text:p text:style-name="P1"><text:span text:style-name="T2"><text:tab/></text:span><text:span text:style-name="T2">if i_x &gt; 0</text:span></text:p>
            <text:p text:style-name="P1"><text:span text:style-name="T2"><text:tab/></text:span><text:span text:style-name="T2"><text:tab/></text:span><text:span text:style-name="T2">y = n_x(i_x)</text:span></text:p>
            <text:p text:style-name="P1"><text:span text:style-name="T2"><text:tab/></text:span><text:span text:style-name="T2"><text:tab/></text:span><text:span text:style-name="T2">if (x,y) puschbar, pushe es</text:span></text:p>
            <text:p text:style-name="P1"><text:span text:style-name="T2"><text:tab/></text:span><text:span text:style-name="T2"><text:tab/></text:span><text:span text:style-name="T2">else i_x --</text:span></text:p>
            <text:p text:style-name="P1"><text:span text:style-name="T2"><text:tab/></text:span><text:span text:style-name="T2">else Lifte(x)</text:span></text:p>
            <text:p text:style-name="P1"><text:span text:style-name="T2"><text:tab/></text:span><text:span text:style-name="T2"><text:tab/></text:span><text:span text:style-name="T2">i_x = Grad(x)</text:span></text:p>
            <text:p text:style-name="P1"><text:span text:style-name="T2"/></text:p>
            <text:p text:style-name="P1"><text:span text:style-name="T2">mit n_x array der nachbarn von x</text:span></text:p>
          </draw:text-box>
        </draw:frame>
        <draw:frame draw:style-name="gr6" draw:text-style-name="P3" draw:layer="layout" svg:width="9.324cm" svg:height="1.539cm" svg:x="9.128cm" svg:y="1cm">
          <draw:text-box>
            <text:p text:style-name="P2"><text:span text:style-name="T6">Pusch</text:span><text:span text:style-name="T7">(x,y) bis zu kapazität des überschusses aus x nach y nur wenn,</text:span></text:p>
            <text:p text:style-name="P2"><text:span text:style-name="T7">ü(x) &gt; 0</text:span></text:p>
            <text:p text:style-name="P2"><text:span text:style-name="T7">x e V\{q,s}</text:span></text:p>
            <text:p text:style-name="P2"><text:span text:style-name="T7">h(x) - h(y) = 1</text:span></text:p>
          </draw:text-box>
        </draw:frame>
        <draw:frame draw:style-name="gr7" draw:text-style-name="P1" draw:layer="layout" svg:width="6.306cm" svg:height="1.703cm" svg:x="13.7cm" svg:y="2.599cm">
          <draw:text-box>
            <text:p text:style-name="P1"><text:span text:style-name="T5">Lifte</text:span><text:span text:style-name="T2">(x)</text:span></text:p>
            <text:p text:style-name="P1"><text:span text:style-name="T2">h(x) = 1 + min{h(y) | (x,y) e E_f} nur wenn,</text:span></text:p>
            <text:p text:style-name="P1"><text:span text:style-name="T2">x e V\{q,s}</text:span></text:p>
            <text:p text:style-name="P1"><text:span text:style-name="T2">ü(x) &gt; 0</text:span></text:p>
            <text:p text:style-name="P1"><text:span text:style-name="T2">(3) h(x) &lt;= min {h(y) | (x,y) e E_f} </text:span></text:p>
            <text:p text:style-name="P1"><text:span text:style-name="T2">zu (3): keine tiefergelegenen nachbarknoten im residualgraph</text:span></text:p>
          </draw:text-box>
        </draw:frame>
        <draw:frame draw:style-name="gr8" draw:text-style-name="P1" draw:layer="layout" svg:width="8.617cm" svg:height="0.977cm" svg:x="1.019cm" svg:y="4.214cm">
          <draw:text-box>
            <text:p text:style-name="P1"><text:span text:style-name="T5">Sym DIff</text:span><text:span text:style-name="T2"> D = (P\Q) u (Q\P)</text:span></text:p>
            <text:p text:style-name="P1"><text:span text:style-name="T2">besteht aus Wegen, deren Kanten alternierend in P und Q liegen</text:span></text:p>
            <text:p text:style-name="P1"><text:span text:style-name="T2">mit P eine Paarung und Q eine maximale Paarung. Zyklen haben daher gerade Länge</text:span></text:p>
          </draw:text-box>
        </draw:frame>
        <draw:frame draw:style-name="gr9" draw:text-style-name="P1" draw:layer="layout" svg:width="11.176cm" svg:height="1.461cm" svg:x="1cm" svg:y="6.08cm">
          <draw:text-box>
            <text:p text:style-name="P1"><text:span text:style-name="T2">E[Sum(X_i)] = Sum(E[X_i])</text:span></text:p>
            <text:p text:style-name="P1"><text:span text:style-name="T2">Pr[E1 | E2] = Pr[E1 ^ E2] / Pr[E2] bedingte wahrscheinlichkeit für eintreten von Ereignis1 unter Voraussetzung E2</text:span></text:p>
            <text:p text:style-name="P1"><text:span text:style-name="T2">Wenn: Pr[E_1 | E_2] = Pr[E_1] oder Pr[E_1] * Pr[E_2] = Pr[E_1 ^ E_2] heißen E_1 und E_2 unabhängig</text:span></text:p>
            <text:p text:style-name="P1"><text:span text:style-name="T2"/></text:p>
            <text:p text:style-name="P1"><text:span text:style-name="T2">Folgerung: Pr[Cut(E_i)] = Pr[E_1 | E_2 ^ ... ^ E_n] * ... * Pr[E_n-1 | E_n] * Pr[E_n]</text:span></text:p>
          </draw:text-box>
        </draw:frame>
        <draw:frame draw:style-name="gr10" draw:text-style-name="P1" draw:layer="layout" svg:width="4.515cm" svg:height="1.703cm" svg:x="9.693cm" svg:y="4.377cm">
          <draw:text-box>
            <text:p text:style-name="P1"><text:span text:style-name="T1">SCHNITT</text:span></text:p>
            <text:p text:style-name="P1"><text:span text:style-name="T2">While |V| &gt;= 3</text:span></text:p>
            <text:p text:style-name="P1"><text:span text:style-name="T2"><text:tab/></text:span><text:span text:style-name="T2">wähle zufällig Kante (x,y) e E</text:span></text:p>
            <text:p text:style-name="P1"><text:span text:style-name="T2"><text:tab/></text:span><text:span text:style-name="T2">entferne alle (x,y) aus E</text:span></text:p>
            <text:p text:style-name="P1"><text:span text:style-name="T2"><text:tab/></text:span><text:span text:style-name="T2">verschmelze x mit y</text:span></text:p>
            <text:p text:style-name="P1"><text:span text:style-name="T2"><text:tab/></text:span><text:span text:style-name="T2">gib S = E aus</text:span></text:p>
          </draw:text-box>
        </draw:frame>
        <draw:frame draw:style-name="gr11" draw:text-style-name="P1" draw:layer="layout" svg:width="9.028cm" svg:height="1.461cm" svg:x="5.572cm" svg:y="7.604cm">
          <draw:text-box>
            <text:p text:style-name="P1"><text:span text:style-name="T1">VonNeumannMinMax </text:span><text:span text:style-name="T2">W := max_p(min_q(p^t*M*q)) = min_q(max_p(p^t*M*q)) gilt immer</text:span></text:p>
            <text:p text:style-name="P1"><text:span text:style-name="T2">und ein paar optimaler Strategien (p,q) heißt Lösung</text:span></text:p>
            <text:p text:style-name="P1"><text:span text:style-name="T2"/></text:p>
            <text:p text:style-name="P1"><text:span text:style-name="T2">Für festes p wird p^t*M*q minimal, wenn q = e_j &lt;- d.h. wähle minimalen Eintrag aus p^t*M</text:span></text:p>
            <text:p text:style-name="P1"><text:span text:style-name="T2">damit Loomis Satz: W := max_p(min_j(p^t*M*e_j)) = min_q(max_i(e_i^t*M*q))</text:span></text:p>
          </draw:text-box>
        </draw:frame>
        <draw:frame draw:style-name="gr12" draw:text-style-name="P1" draw:layer="layout" svg:width="8.719cm" svg:height="3.155cm" svg:x="1cm" svg:y="9.021cm">
          <draw:text-box>
            <text:p text:style-name="P1"><text:span text:style-name="T1">Strategien</text:span></text:p>
            <text:p text:style-name="P1"><text:span text:style-name="T2">-Zeile i ist optimale Strategie von A, falls sie A's Mindestgewinn: min_j(m_ij) maximiert</text:span></text:p>
            <text:p text:style-name="P1"><text:span text:style-name="T2">-Spalte j ist optimale Strategie von B, falls sie B's Maximalverlust: max_i(m_ij) minimiert</text:span></text:p>
            <text:p text:style-name="P1"><text:span text:style-name="T2">-Wählen also beide optimale Strategien gilt:</text:span></text:p>
            <text:p text:style-name="P1"><text:span text:style-name="T2"><text:tab/></text:span><text:span text:style-name="T2">max_i(min_j(m_ij)) &lt;= Gewinn(A) &lt;= min_j(max_i(m_ij))</text:span></text:p>
            <text:p text:style-name="P1"><text:span text:style-name="T2"/></text:p>
            <text:p text:style-name="P1"><text:span text:style-name="T2">Bei gemischten Strategien A verfolt p und B verfolgt q:</text:span></text:p>
            <text:p text:style-name="P1"><text:span text:style-name="T2">-E[Gewinn(A)] = p^t*M*q</text:span></text:p>
            <text:p text:style-name="P1"><text:span text:style-name="T2">-Strategie von A optimal, wenn min_q(p^t*M*q) maximal</text:span></text:p>
            <text:p text:style-name="P1"><text:span text:style-name="T2">-Strategie von B optimal, wenn max_p(p^t*M*q) minimal</text:span></text:p>
            <text:p text:style-name="P1"><text:span text:style-name="T2">-Wählen beide optimal: </text:span></text:p>
            <text:p text:style-name="P1"><text:span text:style-name="T2"><text:tab/></text:span><text:span text:style-name="T2">max_p(min_q(p^t*M*q)) &lt;= E[Gewinn(A)] &lt;= min_q(max_p(p^t*M*q))</text:span></text:p>
          </draw:text-box>
        </draw:frame>
        <draw:frame draw:style-name="gr13" draw:text-style-name="P1" draw:layer="layout" svg:width="4.572cm" svg:height="1.461cm" svg:x="1cm" svg:y="7.604cm">
          <draw:text-box>
            <text:p text:style-name="P1"><text:span text:style-name="T1">WERT</text:span></text:p>
            <text:p text:style-name="P1"><text:span text:style-name="T2">1: (y,z) = Paar der Kinder von x in zufälliger Reihenfolge</text:span></text:p>
            <text:p text:style-name="P1"><text:span text:style-name="T2">2:if (WERT(y) == 1) return 0</text:span></text:p>
            <text:p text:style-name="P1"><text:span text:style-name="T2">3: else return 0 NOR WERT(z)</text:span></text:p>
          </draw:text-box>
        </draw:frame>
        <draw:frame draw:style-name="gr14" draw:text-style-name="P1" draw:layer="layout" svg:width="5.08cm" svg:height="1.461cm" svg:x="14.716cm" svg:y="7.35cm">
          <draw:text-box>
            <text:p text:style-name="P1"><text:span text:style-name="T1">Wert und Lösung bei reinen Strategien</text:span></text:p>
            <text:p text:style-name="P1"><text:span text:style-name="T2">falls W := min_j(max_i(m_ij)) = max_i(min_j(m_ij))</text:span></text:p>
            <text:p text:style-name="P1"><text:span text:style-name="T2">heißt W wert des spiels und das dazugehörige (i,j) Lösung</text:span></text:p>
          </draw:text-box>
        </draw:frame>
        <draw:frame draw:style-name="gr14" draw:text-style-name="P1" draw:layer="layout" svg:width="8.763cm" svg:height="1.219cm" svg:x="1cm" svg:y="12.176cm">
          <draw:text-box>
            <text:p text:style-name="P1"><text:span text:style-name="T1">Yaos Technik</text:span><text:span text:style-name="T2"> Für alle p und q:</text:span></text:p>
            <text:p text:style-name="P1"><text:span text:style-name="T2">min_j p^t*M*e_j &lt;= K_v &lt;= max_i e_i^t*M*q</text:span></text:p>
            <text:p text:style-name="P1"><text:span text:style-name="T2">damit kann die worst-case Laufzeit aller stochastischen Algorithmen durch Laufzeit des schnellsten deterministischen nach unten abgeschätzt werden</text:span></text:p>
          </draw:text-box>
        </draw:frame>
        <draw:frame draw:style-name="gr15" draw:text-style-name="P1" draw:layer="layout" svg:width="7.394cm" svg:height="3.397cm" svg:x="9.735cm" svg:y="9.033cm">
          <draw:text-box>
            <text:p text:style-name="P1"><text:span text:style-name="T1">Komplexitäten</text:span></text:p>
            <text:p text:style-name="P1"><text:span text:style-name="T2">m_ij ist Laufzeit von A_j(E_i)</text:span></text:p>
            <text:p text:style-name="P1"><text:span text:style-name="T2">max_i(m_ij) ist worst-case Laufzeit von A_j</text:span></text:p>
            <text:p text:style-name="P1"><text:span text:style-name="T2">min_j(max_i(m_ij)) ist deterministische komplexität von P bzgl A =: K_d</text:span></text:p>
            <text:p text:style-name="P1"><text:span text:style-name="T2">min_j(m_ij) ist Laufzeit des schnellsten Algos für E_i</text:span></text:p>
            <text:p text:style-name="P1"><text:span text:style-name="T2">max_i(min_j(m_ij)) ist stochastische Komplexität von P bzgl A =: K_s</text:span></text:p>
            <text:p text:style-name="P1"><text:span text:style-name="T2"/></text:p>
            <text:p text:style-name="P1"><text:span text:style-name="T2">K_s &lt;= K_d</text:span></text:p>
            <text:p text:style-name="P1"><text:span text:style-name="T2"/></text:p>
            <text:p text:style-name="P1"><text:span text:style-name="T2">gemischte Strategien:</text:span></text:p>
            <text:p text:style-name="P1"><text:span text:style-name="T2"><text:tab/></text:span><text:span text:style-name="T2">E[Laufzeit] = p^t*M*q</text:span></text:p>
            <text:p text:style-name="P1"><text:span text:style-name="T2"><text:tab/></text:span><text:span text:style-name="T2">max_p(min_q(p^t*M*q)) heißt Verteilungskomplexität =: K_v</text:span></text:p>
            <text:p text:style-name="P1"><text:span text:style-name="T2"><text:tab/></text:span><text:span text:style-name="T2">K_s &lt;= K_v &lt;= K_d (mit Loomi und Neuman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Link</meta:initial-creator>
    <meta:creation-date>2015-03-30T20:59:32.820540843</meta:creation-date>
    <dc:date>2015-03-31T18:35:12.887770814</dc:date>
    <dc:creator>Maximilian Link</dc:creator>
    <meta:editing-duration>PT24M43S</meta:editing-duration>
    <meta:editing-cycles>5</meta:editing-cycles>
    <meta:generator>LibreOffice/4.3.3.2$Linux_X86_64 LibreOffice_project/430m0$Build-2</meta:generator>
    <meta:printed-by>Maximilian Link</meta:printed-by>
    <meta:print-date>2015-03-31T18:34:35.499372555</meta:print-date>
    <meta:document-statistic meta:object-count="16"/>
  </office:meta>
</office:document-meta>
</file>